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3">
      <style:text-properties style:font-name="Liberation Serif" fo:font-size="16pt" officeooo:paragraph-rsid="00132ebd" style:font-size-asian="16pt" style:font-size-complex="16pt"/>
    </style:style>
    <style:style style:name="P2" style:family="paragraph" style:parent-style-name="Standard">
      <style:text-properties fo:font-size="20pt" fo:font-weight="bold" officeooo:rsid="00105b3b" officeooo:paragraph-rsid="00105b3b" style:font-size-asian="20pt" style:font-weight-asian="bold" style:font-size-complex="20pt" style:font-weight-complex="bold"/>
    </style:style>
    <style:style style:name="P3" style:family="paragraph" style:parent-style-name="Text_20_body">
      <style:text-properties officeooo:paragraph-rsid="00132ebd"/>
    </style:style>
    <style:style style:name="P4" style:family="paragraph" style:parent-style-name="Text_20_body">
      <style:text-properties fo:font-size="16pt" fo:font-weight="bold" officeooo:rsid="00132ebd" officeooo:paragraph-rsid="00132ebd" style:font-size-asian="16pt" style:font-weight-asian="bold" style:font-size-complex="16pt" style:font-weight-complex="bold"/>
    </style:style>
    <style:style style:name="P5" style:family="paragraph" style:parent-style-name="Heading_20_2">
      <style:text-properties fo:font-size="16pt" style:font-size-asian="16pt" style:font-size-complex="16pt"/>
    </style:style>
    <style:style style:name="P6" style:family="paragraph" style:parent-style-name="Standard">
      <style:text-properties officeooo:rsid="001f1ac7" officeooo:paragraph-rsid="001f1ac7"/>
    </style:style>
    <style:style style:name="P7" style:family="paragraph" style:parent-style-name="Standard">
      <style:text-properties officeooo:rsid="00218a2c" officeooo:paragraph-rsid="00218a2c"/>
    </style:style>
    <style:style style:name="P8" style:family="paragraph" style:parent-style-name="Standard">
      <style:text-properties officeooo:paragraph-rsid="00218a2c"/>
    </style:style>
    <style:style style:name="P9" style:family="paragraph" style:parent-style-name="Text_20_body" style:list-style-name="L1">
      <style:text-properties officeooo:paragraph-rsid="001baaf8"/>
    </style:style>
    <style:style style:name="P10" style:family="paragraph" style:parent-style-name="Text_20_body" style:list-style-name="L1">
      <style:text-properties officeooo:paragraph-rsid="00120334"/>
    </style:style>
    <style:style style:name="P11" style:family="paragraph" style:parent-style-name="Text_20_body" style:list-style-name="L2">
      <style:text-properties officeooo:paragraph-rsid="000f0032"/>
    </style:style>
    <style:style style:name="P12" style:family="paragraph" style:parent-style-name="Text_20_body" style:list-style-name="L2">
      <style:text-properties officeooo:paragraph-rsid="00132ebd"/>
    </style:style>
    <style:style style:name="P13" style:family="paragraph" style:parent-style-name="Text_20_body" style:list-style-name="L2">
      <style:text-properties fo:font-weight="bold" officeooo:rsid="00132ebd" officeooo:paragraph-rsid="00132ebd" style:font-weight-asian="bold" style:font-weight-complex="bold"/>
    </style:style>
    <style:style style:name="P14" style:family="paragraph" style:parent-style-name="Text_20_body" style:list-style-name="L2">
      <style:paragraph-properties fo:line-height="100%"/>
      <style:text-properties officeooo:paragraph-rsid="0018c3ab"/>
    </style:style>
    <style:style style:name="P15" style:family="paragraph" style:parent-style-name="Text_20_body" style:list-style-name="L1">
      <style:text-properties officeooo:rsid="001c33d0" officeooo:paragraph-rsid="001c33d0"/>
    </style:style>
    <style:style style:name="P16" style:family="paragraph" style:parent-style-name="Text_20_body">
      <style:text-properties officeooo:paragraph-rsid="002146ef"/>
    </style:style>
    <style:style style:name="P17" style:family="paragraph" style:parent-style-name="Text_20_body" style:list-style-name="L1">
      <style:paragraph-properties fo:margin-top="0in" fo:margin-bottom="0in" loext:contextual-spacing="false"/>
      <style:text-properties officeooo:paragraph-rsid="000caa39"/>
    </style:style>
    <style:style style:name="P18" style:family="paragraph" style:parent-style-name="Text_20_body" style:list-style-name="L1">
      <style:paragraph-properties fo:margin-top="0in" fo:margin-bottom="0in" loext:contextual-spacing="false"/>
      <style:text-properties officeooo:paragraph-rsid="001f1ac7"/>
    </style:style>
    <style:style style:name="P19" style:family="paragraph" style:parent-style-name="Text_20_body" style:list-style-name="L2">
      <style:paragraph-properties fo:margin-top="0in" fo:margin-bottom="0in" loext:contextual-spacing="false"/>
    </style:style>
    <style:style style:name="P20" style:family="paragraph" style:parent-style-name="Text_20_body" style:list-style-name="L2">
      <style:paragraph-properties fo:margin-top="0in" fo:margin-bottom="0in" loext:contextual-spacing="false"/>
      <style:text-properties officeooo:paragraph-rsid="000d5cc4"/>
    </style:style>
    <style:style style:name="P21" style:family="paragraph" style:parent-style-name="Table_20_Contents" style:list-style-name="L2">
      <style:paragraph-properties fo:line-height="100%"/>
      <style:text-properties officeooo:paragraph-rsid="0018c3ab"/>
    </style:style>
    <style:style style:name="P22" style:family="paragraph" style:parent-style-name="Preformatted_20_Text">
      <style:paragraph-properties fo:margin-top="0in" fo:margin-bottom="0.1965in" loext:contextual-spacing="false"/>
    </style:style>
    <style:style style:name="P23" style:family="paragraph" style:parent-style-name="Preformatted_20_Text" style:list-style-name="L2">
      <style:paragraph-properties fo:margin-top="0in" fo:margin-bottom="0.1965in" loext:contextual-spacing="false"/>
      <style:text-properties style:font-name="Liberation Mono" fo:font-weight="bold" officeooo:rsid="001d7fcf" officeooo:paragraph-rsid="001d7fcf" style:font-weight-asian="bold" style:font-weight-complex="bold"/>
    </style:style>
    <style:style style:name="T1" style:family="text">
      <style:text-properties officeooo:rsid="000caa39"/>
    </style:style>
    <style:style style:name="T2" style:family="text">
      <style:text-properties fo:font-weight="normal" style:font-weight-asian="normal" style:font-weight-complex="normal"/>
    </style:style>
    <style:style style:name="T3" style:family="text">
      <style:text-properties fo:font-weight="normal" officeooo:rsid="000caa39" style:font-weight-asian="normal" style:font-weight-complex="normal"/>
    </style:style>
    <style:style style:name="T4" style:family="text">
      <style:text-properties fo:font-weight="normal" officeooo:rsid="00120334" style:font-weight-asian="normal" style:font-weight-complex="normal"/>
    </style:style>
    <style:style style:name="T5" style:family="text">
      <style:text-properties fo:font-weight="normal" officeooo:rsid="001f1ac7" style:font-weight-asian="normal" style:font-weight-complex="normal"/>
    </style:style>
    <style:style style:name="T6" style:family="text">
      <style:text-properties fo:font-weight="bold" style:font-weight-asian="bold" style:font-weight-complex="bold"/>
    </style:style>
    <style:style style:name="T7" style:family="text">
      <style:text-properties fo:font-weight="bold" officeooo:rsid="00132ebd" style:font-weight-asian="bold" style:font-weight-complex="bold"/>
    </style:style>
    <style:style style:name="T8" style:family="text">
      <style:text-properties fo:font-weight="bold" officeooo:rsid="001f1ac7" style:font-weight-asian="bold" style:font-weight-complex="bold"/>
    </style:style>
    <style:style style:name="T9" style:family="text">
      <style:text-properties officeooo:rsid="000d5cc4"/>
    </style:style>
    <style:style style:name="T10" style:family="text">
      <style:text-properties officeooo:rsid="0011d395"/>
    </style:style>
    <style:style style:name="T11" style:family="text">
      <style:text-properties officeooo:rsid="00132ebd"/>
    </style:style>
    <style:style style:name="T12" style:family="text">
      <style:text-properties officeooo:rsid="0013d325"/>
    </style:style>
    <style:style style:name="T13" style:family="text">
      <style:text-properties style:font-name="Liberation Serif" fo:font-weight="normal" style:font-weight-asian="normal" style:font-weight-complex="normal"/>
    </style:style>
    <style:style style:name="T14" style:family="text">
      <style:text-properties style:font-name="Liberation Serif" fo:font-weight="normal" officeooo:rsid="00206b3e" style:font-weight-asian="normal" style:font-weight-complex="normal"/>
    </style:style>
    <style:style style:name="T15" style:family="text">
      <style:text-properties style:font-name="Liberation Serif" fo:font-weight="normal" officeooo:rsid="0020ac4c" style:font-weight-asian="normal" style:font-weight-complex="normal"/>
    </style:style>
    <style:style style:name="T16" style:family="text">
      <style:text-properties style:font-name="Liberation Serif" fo:font-weight="bold" officeooo:rsid="00206b3e" style:font-weight-asian="bold" style:font-weight-complex="bold"/>
    </style:style>
    <style:style style:name="T17" style:family="text">
      <style:text-properties style:font-name="Liberation Serif" fo:font-weight="bold" officeooo:rsid="0020ac4c" style:font-weight-asian="bold" style:font-weight-complex="bold"/>
    </style:style>
    <style:style style:name="T18" style:family="text">
      <style:text-properties officeooo:rsid="0018c3ab"/>
    </style:style>
    <style:style style:name="T19" style:family="text">
      <style:text-properties officeooo:rsid="001af0dd"/>
    </style:style>
    <style:style style:name="T20" style:family="text">
      <style:text-properties officeooo:rsid="001d7fcf"/>
    </style:style>
    <style:style style:name="T21" style:family="text">
      <style:text-properties style:font-name="Liberation Serif" fo:font-weight="normal" style:font-weight-asian="normal" style:font-weight-complex="normal"/>
    </style:style>
    <style:style style:name="T22" style:family="text">
      <style:text-properties officeooo:rsid="001f1ac7"/>
    </style:style>
    <style:style style:name="T23" style:family="text">
      <style:text-properties officeooo:rsid="0020ac4c"/>
    </style:style>
    <style:style style:name="T24" style:family="text">
      <style:text-properties officeooo:rsid="002146ef"/>
    </style:style>
    <style:style style:name="T25" style:family="text">
      <style:text-properties officeooo:rsid="00218a2c"/>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Basic Terminal Usage</text:h>
      <text:p text:style-name="Text_20_body">Launch a terminal from your desktop’s application menu and you will see the bash shell. There are other shells, but most Linux distributions use bash by default.</text:p>
      <text:p text:style-name="Standard">You can launch a program by typing its name at the prompt. Everything you launch here – from graphical applications like Firefox to command-line utilities – is a program. (Bash actually has a few built-in commands for basic file management and such, but those function like programs, too.) Unlike on Windows, you don’t have to type the full path to a program to launch it. For example, let’s say you wanted to open Firefox. On Windows, you’d need to type the full path to Firefox’s .exe file. On Linux, you can just type:</text:p>
      <text:p text:style-name="Standard"/>
      <text:p text:style-name="Standard">firefox</text:p>
      <text:p text:style-name="Standard"/>
      <text:p text:style-name="P6">as long as the firefox application is in the path – often it will be in /usr/bin/</text:p>
      <text:p text:style-name="Standard"/>
      <text:p text:style-name="P6">There is one quirk, though. If you want to run an application in the current directory, you have to tell bash to do so. For example:</text:p>
      <text:p text:style-name="P6"/>
      <text:p text:style-name="P6">./firefox</text:p>
      <text:p text:style-name="P6"/>
      <text:p text:style-name="P6">(in Linux . is the current directory, .. is the directory above the current one)</text:p>
      <text:p text:style-name="Standard"/>
      <text:p text:style-name="Text_20_body">To work with files and directories, you will need to know a few basic commands:</text:p>
      <text:list xml:id="list9217656249567585600" text:style-name="L1">
        <text:list-item>
          <text:p text:style-name="P17"><text:span text:style-name="Strong_20_Emphasis"><text:span text:style-name="T1">pwd –</text:span></text:span><text:span text:style-name="Strong_20_Emphasis"><text:span text:style-name="T3"> print the full path of the current working directory. It stands for "Print Working Directory"</text:span></text:span></text:p>
        </text:list-item>
        <text:list-item>
          <text:p text:style-name="P18"><text:span text:style-name="Strong_20_Emphasis">cd</text:span> – <text:span text:style-name="T22">change directory. For example, you might cd /path/to/somewhere/ but you will probably do cd ~ quite a lot. </text:span>That <text:span text:style-name="Strong_20_Emphasis">~ </text:span>represents your home directory (that’s /home/you), which is the terminal’s default directory. To change to another directory, you can use the <text:span text:style-name="Strong_20_Emphasis">cd</text:span> command. For example <text:span text:style-name="Strong_20_Emphasis">cd /</text:span> would change to the root directory, <text:span text:style-name="Strong_20_Emphasis">cd Downloads</text:span> would change to the Downloads directory inside the current directory (so this only opens your Downloads directory if the terminal is in your home directory),<text:span text:style-name="Strong_20_Emphasis"> cd /home/you/Downloads</text:span> would change to your Downloads directory from anywhere in the system, <text:span text:style-name="Strong_20_Emphasis">cd ~</text:span> would change to your home directory, and <text:span text:style-name="Strong_20_Emphasis">cd ..</text:span> would go up a directory. </text:p>
        </text:list-item>
        <text:list-item>
          <text:p text:style-name="P9"><text:span text:style-name="Strong_20_Emphasis">ls</text:span> – The <text:span text:style-name="Strong_20_Emphasis">ls</text:span> command lists the files in the current directory. <text:span text:style-name="T22">Y</text:span>ou can also list files recursively — that is, list all files in directories inside the current directory — with <text:span text:style-name="Strong_20_Emphasis">ls -R</text:span>.</text:p>
        </text:list-item>
        <text:list-item>
          <text:p text:style-name="P15"><text:span text:style-name="T6">ls -a</text:span> list all files, including hidden files</text:p>
        </text:list-item>
        <text:list-item>
          <text:p text:style-name="P15"><text:span text:style-name="T6">ls -l</text:span> use a long listing format list of files together with file permissions and modification dates</text:p>
        </text:list-item>
        <text:list-item>
          <text:p text:style-name="P10"><text:span text:style-name="T6">touch</text:span> – <text:span text:style-name="T22">change file date/time or</text:span> <text:span text:style-name="T20">c</text:span>reate <text:span text:style-name="T20">e</text:span>mpty <text:span text:style-name="T20">f</text:span>iles. <text:span text:style-name="T22">T</text:span>he <text:span text:style-name="Strong_20_Emphasis">touch</text:span> command creates an empty file <text:span text:style-name="T22">if that file doesn’t already exist</text:span>. For example,<text:span text:style-name="Strong_20_Emphasis"> touch example</text:span> creates an empty file named “example” in the current directory. <text:span text:style-name="T5">Touch is a</text:span><text:span text:style-name="Strong_20_Emphasis"><text:span text:style-name="T4">lso used to update access and modification </text:span></text:span><text:span text:style-name="Strong_20_Emphasis"><text:span text:style-name="T5">time/</text:span></text:span><text:span text:style-name="Strong_20_Emphasis"><text:span text:style-name="T4">date </text:span></text:span><text:span text:style-name="Strong_20_Emphasis"><text:span text:style-name="T5">of existing files</text:span></text:span><text:span text:style-name="Strong_20_Emphasis"><text:span text:style-name="T4">.</text:span></text:span></text:p>
        </text:list-item>
      </text:list>
      <text:list xml:id="list5546853719640393902" text:style-name="L2">
        <text:list-item>
          <text:p text:style-name="P19"><text:soft-page-break/><text:span text:style-name="Strong_20_Emphasis">mkdir</text:span> – The <text:span text:style-name="Strong_20_Emphasis">mkdir</text:span> command makes a new directory.<text:span text:style-name="Strong_20_Emphasis"> mkdir example</text:span> would create a new directory named example in the current directory, while <text:span text:style-name="Strong_20_Emphasis">mkdir /home/you/Downloads/test</text:span> would create a new directory named <text:span text:style-name="Strong_20_Emphasis">test</text:span> in your Downloads directory. <text:span text:style-name="T22">You can make deeper nested directories with </text:span><text:span text:style-name="T8">mkdir -p</text:span><text:span text:style-name="T5"> for example </text:span><text:span text:style-name="T8">mkdir -p /home/you/this/is/a/deep/directory/tree</text:span></text:p>
        </text:list-item>
        <text:list-item>
          <text:p text:style-name="P20"><text:span text:style-name="Strong_20_Emphasis">rm</text:span> – The <text:span text:style-name="Strong_20_Emphasis">rm</text:span> command removes a file. For example, <text:span text:style-name="Strong_20_Emphasis">rm example</text:span> removes the file named example in the current directory and <text:span text:style-name="Strong_20_Emphasis">rm /home/you/Downloads/example</text:span> removes the file named <text:span text:style-name="Strong_20_Emphasis">example</text:span> in the Downloads directory. </text:p>
        </text:list-item>
        <text:list-item>
          <text:p text:style-name="P20"><text:span text:style-name="T6">rmdir </text:span>– Remove Directories - <text:span text:style-name="T9">t</text:span>he <text:span text:style-name="Strong_20_Emphasis">rmdir</text:span> command removes an empty directory. <text:span text:style-name="Strong_20_Emphasis">rmdir directory</text:span> would delete the directory named “directory” in the current directory.</text:p>
        </text:list-item>
      </text:list>
      <text:p text:style-name="Text_20_body"><text:tab/>If the directory isn’t empty, you can use a recursive rm command to remove the directory <text:s/><text:tab/>and all files in it. <text:span text:style-name="Strong_20_Emphasis">rm -r directory</text:span> would delete the directory named “directory” and all files <text:tab/>in it.<text:span text:style-name="T6"> </text:span><text:span text:style-name="T8">BE VERY CAREFUL! rm -r </text:span><text:span text:style-name="T6">is a dangerous command that could easily delete a <text:tab/>lot of important files, so be <text:tab/>careful when using it. It won’t ask for confirmation!</text:span></text:p>
      <text:list xml:id="list183221976514765" text:continue-numbering="true" text:style-name="L2">
        <text:list-item>
          <text:p text:style-name="P19"><text:span text:style-name="Strong_20_Emphasis">cp</text:span> – The <text:span text:style-name="Strong_20_Emphasis">cp</text:span> command copies a file from one location to another. For example, <text:span text:style-name="Strong_20_Emphasis">cp example /home/you/Downloads</text:span> copies the file named <text:span text:style-name="Strong_20_Emphasis">example</text:span> in the current directory to /home/you/Downloads. <text:span text:style-name="T22">You can use </text:span><text:span text:style-name="T8">cp -r</text:span><text:span text:style-name="T5"> to recurse subdirectories.</text:span></text:p>
        </text:list-item>
        <text:list-item>
          <text:p text:style-name="P11"><text:span text:style-name="Strong_20_Emphasis">mv</text:span> – The <text:span text:style-name="Strong_20_Emphasis">mv</text:span> command moves a file from one location to another. It works exactly like the cp command above, but moves the file instead of creating a copy. mv can also be used to rename files. For example<text:span text:style-name="Strong_20_Emphasis">, mv original renamed</text:span> moves a file named <text:span text:style-name="Strong_20_Emphasis">original</text:span> in the current directory to a file named <text:span text:style-name="Strong_20_Emphasis">renamed</text:span> in the current directory, effectively renaming it. </text:p>
        </text:list-item>
        <text:list-item>
          <text:p text:style-name="P13"><text:span text:style-name="Strong_20_Emphasis">cat [text file]</text:span> - <text:span text:style-name="T2">display all the contents of a text file at the terminal.<text:line-break/>For large files, we can use </text:span><text:span text:style-name="Strong_20_Emphasis"><text:span text:style-name="T2">cat [text file] | more </text:span></text:span><text:span text:style-name="T2">and </text:span><text:span text:style-name="Strong_20_Emphasis"><text:span text:style-name="T2">cat [text file] | less</text:span></text:span><text:span text:style-name="T2">, the same way we pipe the output of ls or locate.<text:line-break/>We can also use </text:span><text:span text:style-name="Strong_20_Emphasis"><text:span text:style-name="T2">head [text file]</text:span></text:span><text:span text:style-name="T2"> to only show the first ten lines, and </text:span><text:span text:style-name="Strong_20_Emphasis"><text:span text:style-name="T2">tail [text file]</text:span></text:span><text:span text:style-name="T2"> to display the last ten lines. </text:span><text:span text:style-name="T5">The actual number of lines can be adjusted with switches.</text:span></text:p>
        </text:list-item>
        <text:list-item>
          <text:p text:style-name="P12"><text:span text:style-name="T7">less/more </text:span>If we run "ls" on a directory with 1,000 files we will get too many results <text:span text:style-name="T22">and they will scroll off the screen</text:span>. In this case, we can use <text:span text:style-name="T12">a </text:span>pipe with the vertical bar "<text:span text:style-name="Strong_20_Emphasis">|</text:span>" symbol and <text:span text:style-name="Strong_20_Emphasis">more</text:span> or <text:span text:style-name="Strong_20_Emphasis">less</text:span>. We will get the results page by page, and we can reveal the next pages by pressing space. We quit by pressing "q".</text:p>
        </text:list-item>
        <text:list-item>
          <text:p text:style-name="P13"><text:span text:style-name="Strong_20_Emphasis">nano [text file]</text:span> - <text:span text:style-name="T2">nano is a relatively user-friendly terminal text editor. We can also run </text:span><text:span text:style-name="Strong_20_Emphasis"><text:span text:style-name="T2">nano</text:span></text:span><text:span text:style-name="T2"> with no parameters, to create a new text file. </text:span><text:span text:style-name="T13">Just remember that the commands on the bottom all work with Ctrl, e.g. we press Ctrl+X to exit, Ctrl+G to get help, etc.</text:span></text:p>
        </text:list-item>
        <text:list-item>
          <text:p text:style-name="P13"><text:span text:style-name="User_20_Entry"><text:span text:style-name="Strong_20_Emphasis">grep </text:span></text:span><text:span text:style-name="User_20_Entry"><text:span text:style-name="Strong_20_Emphasis"><text:span text:style-name="T13">command</text:span></text:span></text:span><text:span text:style-name="T13"> is used to search text. It searches the given file for lines containing a match to the given strings or words.</text:span></text:p>
          <text:list>
            <text:list-header>
              <text:p text:style-name="P23"><text:span text:style-name="T2">grep &lt;word&gt; &lt;filename&gt;</text:span></text:p>
            </text:list-header>
          </text:list>
        </text:list-item>
        <text:list-item>
          <text:p text:style-name="P21"><text:span text:style-name="T16">sudo and apt-</text:span><text:span text:style-name="T17">get</text:span><text:span text:style-name="T16"> - </text:span><text:span text:style-name="T14">An example of a command you might use regularly from the command line is </text:span><text:a xlink:type="simple" xlink:href="https://www.lifewire.com/ubuntu-command-line-package-apt-get-2205716" text:style-name="Internet_20_link" text:visited-style-name="Visited_20_Internet_20_Link"><text:span text:style-name="T14">apt-get</text:span></text:a><text:span text:style-name="T14"> which is used to install </text:span><text:span text:style-name="T15">and remove </text:span><text:span text:style-name="T14">software within Debian and Ubuntu based distributions. </text:span><text:span text:style-name="T15">Normal users aren’t permitted to install software or change system settings, which is why sudo is used.</text:span></text:p>
          <text:p text:style-name="P21"><text:soft-page-break/><text:span text:style-name="T2">sudo</text:span> ("superuser do", or "switch user do") allows a user with proper <text:a xlink:type="simple" xlink:href="https://www.computerhope.com/jargon/p/permissi.htm" text:style-name="Internet_20_link" text:visited-style-name="Visited_20_Internet_20_Link">permissions</text:a> to execute a command as another user, such as the <text:a xlink:type="simple" xlink:href="https://www.computerhope.com/jargon/r/root.htm" text:style-name="Internet_20_link" text:visited-style-name="Visited_20_Internet_20_Link">superuser</text:a>. <text:span text:style-name="T18">T</text:span>he Sudo command allows you to run a command as <text:span text:style-name="Emphasis">any</text:span> user, with the default generally being the root.</text:p>
        </text:list-item>
        <text:list-item>
          <text:p text:style-name="P21"/>
          <text:p text:style-name="P14">To do a "dry run" of a procedure in order to get an idea of what an <text:span text:style-name="T23">apt-get</text:span> action will do, you can pass the "-s" flag for "simulate":</text:p>
        </text:list-item>
      </text:list>
      <text:p text:style-name="P22"><text:tab/><text:tab/>sudo apt-get install -s <text:span text:style-name="T20">aha</text:span></text:p>
      <text:p text:style-name="P22"/>
      <text:p text:style-name="P2">HINT<text:span text:style-name="T19">S</text:span></text:p>
      <text:h text:style-name="P5" text:outline-level="2">Tab Completion</text:h>
      <text:p text:style-name="Text_20_body">Tab completion is an essential trick. It’s a great time saver and it’s also useful if you’re not sure of a file or command’s exact name.</text:p>
      <text:p text:style-name="Text_20_body">For example, let’s say you have a file named “really long file name” in the current directory and you want to delete it. You could type the entire file name, but you’d have to escape the space characters properly (in other words, add the <text:span text:style-name="Strong_20_Emphasis">\</text:span> character before each space) and might make a mistake. If you type <text:span text:style-name="Strong_20_Emphasis">rm r</text:span> and press Tab, Bash will automatically fill the file’s name in for you.</text:p>
      <text:p text:style-name="Text_20_body">Of course, if you have multiple files in the current directory that begin with the letter r, Bash won’t know which one you want. Let’s say you have another file named “really very long file name” in the current directory. When you hit Tab, Bash will fill in the “really\ “ part, since the files both begin with that. After it does, press Tab again and you’ll see a list of matching file names. <text:span text:style-name="T24">Type the next character of the file you want, press Tab again and bash will complete more of the name, up to any other multiple matches.</text:span></text:p>
      <text:h text:style-name="P5" text:outline-level="2">Pipes</text:h>
      <text:p text:style-name="Text_20_body">Pipes allow you to send the output of a command to another command. In the UNIX philosophy, each program is a small utility that do one thing well. <text:span text:style-name="T24">Like Lego, you can put them together in lots of different ways to achieve what you want. This is one of the most powerful features of Linux.</text:span> For example, the <text:span text:style-name="Strong_20_Emphasis">ls</text:span> command lists the files in the current directory and the <text:span text:style-name="Strong_20_Emphasis">grep</text:span> command searches its input for a specified term.</text:p>
      <text:p text:style-name="Text_20_body">Combine these with pipes (the <text:span text:style-name="Strong_20_Emphasis">|</text:span> character) and you can search for a file in the current directory. The following command searches for the word “word”:</text:p>
      <text:p text:style-name="Quotations">ls | grep word</text:p>
      <text:h text:style-name="P5" text:outline-level="2">Wild Cards</text:h>
      <text:p text:style-name="Text_20_body">The <text:span text:style-name="Strong_20_Emphasis">*</text:span> character – that is, the asterisk – is a wild card that can match anything. For example, if we wanted to delete both “really long file name” and “really very long file name” from the current directory, we could run the following command:</text:p>
      <text:p text:style-name="Quotations">rm really*name</text:p>
      <text:p text:style-name="Text_20_body"><text:soft-page-break/>This command deletes all files with file names beginning with “really” and ending with “name.” If you ran <text:span text:style-name="Strong_20_Emphasis">rm *</text:span> instead, you’d delete every file in the current directory, so be careful.</text:p>
      <text:p text:style-name="P16"><text:span text:style-name="T24">The other common wildcard is the ? character, which replaces just a single character in a string. So, for example, d?g would match dog and dig.</text:span></text:p>
      <text:h text:style-name="P5" text:outline-level="2">Output Redirection</text:h>
      <text:p text:style-name="Text_20_body">The <text:span text:style-name="Strong_20_Emphasis">&gt;</text:span> character redirects a command’s output to a file instead of another command. For example, the following line runs the <text:span text:style-name="Strong_20_Emphasis">ls</text:span> command to list the files in the current directory and, instead of printing that list to the terminal, it prints the list to a file named “file1” in the current directory:</text:p>
      <text:p text:style-name="Quotations">ls &gt; file1</text:p>
      <text:h text:style-name="P5" text:outline-level="2">Command History</text:h>
      <text:p text:style-name="Text_20_body">Bash remembers a history of the commands you type into it. You can use the up and down arrow keys to scroll through commands you’ve recently used. The <text:span text:style-name="Strong_20_Emphasis">history</text:span> command prints a list of these commands, so you can pipe it to grep to search for commands you’ve used recently.</text:p>
      <text:p text:style-name="Text_20_body"/>
      <text:h text:style-name="P5" text:outline-level="2">~ <text:span text:style-name="T24">and</text:span> . <text:span text:style-name="T10">and </text:span><text:s/>..</text:h>
      <text:p text:style-name="Text_20_body">The <text:span text:style-name="Strong_20_Emphasis">~</text:span> character – also known as the tilde – represents the current user’s home directory. So, instead of typing <text:span text:style-name="Strong_20_Emphasis">cd /home/name</text:span> to go to your home directory, you can type<text:span text:style-name="Strong_20_Emphasis"> cd ~</text:span> instead. This also works with relative paths –<text:span text:style-name="Strong_20_Emphasis"> cd ~/Desktop</text:span> would switch to the current user’s desktop.</text:p>
      <text:p text:style-name="Text_20_body">Similarly, the <text:span text:style-name="Strong_20_Emphasis">.</text:span> represents the current directory and the <text:span text:style-name="Strong_20_Emphasis">..</text:span> represents the directory above the current directory. So, <text:span text:style-name="Strong_20_Emphasis">cd ..</text:span> goes up a directory. These also work with relative paths – if you’re in your Desktop folder and want to go to the Documents folder, which is in the same directory as the Desktop folder, you can use the <text:span text:style-name="Strong_20_Emphasis">cd ../Documents</text:span> command.</text:p>
      <text:p text:style-name="P4"/>
      <text:p text:style-name="P4">Open New Terminal </text:p>
      <text:p text:style-name="P3"><text:span text:style-name="T11">To open a new terminal <text:s/></text:span>from the GUI, the shortcut <text:span text:style-name="Strong_20_Emphasis">Ctrl+Alt+T</text:span> will work on most distributions and desktop environments.</text:p>
      <text:h text:style-name="P1" text:outline-level="3"><text:bookmark text:name="Extra_information_about_Linux_commands"/>Extra information about Linux commands</text:h>
      <text:p text:style-name="Text_20_body">We can learn more about any of the Linux commands with <text:span text:style-name="Strong_20_Emphasis">[command] --help</text:span> and <text:span text:style-name="Strong_20_Emphasis">man [command]</text:span>.</text:p>
      <text:p text:style-name="Text_20_body"><text:span text:style-name="Strong_20_Emphasis">[command] --help</text:span> will show the usage of the command, and the available options and switches.</text:p>
      <text:p text:style-name="P8"><text:span text:style-name="T25">Sources:</text:span></text:p>
      <text:p text:style-name="P7"><text:a xlink:type="simple" xlink:href="https://www.howtogeek.com/140679/beginner-geek-how-to-start-using-the-linux-terminal/" text:style-name="Internet_20_link" text:visited-style-name="Visited_20_Internet_20_Link">https://www.howtogeek.com/140679/beginner-geek-how-to-start-using-the-linux-terminal/</text:a></text:p>
      <text:p text:style-name="P7">https://www.howtogeek.com/110150/become-a-linux-terminal-power-user-with-these-8-tric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7T09:25:09.776341615</meta:creation-date>
    <dc:date>2018-03-11T18:32:19.828735295</dc:date>
    <meta:editing-duration>PT6H46M34S</meta:editing-duration>
    <meta:editing-cycles>14</meta:editing-cycles>
    <meta:generator>LibreOffice/5.1.6.2$Linux_X86_64 LibreOffice_project/10m0$Build-2</meta:generator>
    <meta:document-statistic meta:table-count="0" meta:image-count="0" meta:object-count="0" meta:page-count="4" meta:paragraph-count="61" meta:word-count="1757" meta:character-count="10010" meta:non-whitespace-character-count="8301"/>
  </office:meta>
</office:document-meta>
</file>